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7d072" officeooo:paragraph-rsid="0007d072"/>
    </style:style>
    <style:style style:name="P2" style:family="paragraph" style:parent-style-name="Standard">
      <style:text-properties officeooo:rsid="0007d072" officeooo:paragraph-rsid="0008090b"/>
    </style:style>
    <style:style style:name="P3" style:family="paragraph" style:parent-style-name="Standard">
      <style:paragraph-properties fo:text-align="center" style:justify-single-word="false"/>
      <style:text-properties fo:font-weight="bold" officeooo:rsid="0007d072" officeooo:paragraph-rsid="0007d072" style:font-weight-asian="bold" style:font-weight-complex="bold"/>
    </style:style>
    <style:style style:name="P4" style:family="paragraph" style:parent-style-name="Standard">
      <style:text-properties officeooo:rsid="000927f7" officeooo:paragraph-rsid="000927f7"/>
    </style:style>
    <style:style style:name="P5" style:family="paragraph" style:parent-style-name="Standard">
      <style:text-properties officeooo:rsid="000a5bee" officeooo:paragraph-rsid="000a5bee"/>
    </style:style>
    <style:style style:name="P6" style:family="paragraph" style:parent-style-name="Standard">
      <style:text-properties officeooo:rsid="000ae27c" officeooo:paragraph-rsid="000ae27c"/>
    </style:style>
    <style:style style:name="P7" style:family="paragraph" style:parent-style-name="Standard">
      <style:text-properties officeooo:rsid="000c31e5" officeooo:paragraph-rsid="000c31e5"/>
    </style:style>
    <style:style style:name="P8" style:family="paragraph" style:parent-style-name="Standard">
      <style:text-properties officeooo:rsid="000c41bf" officeooo:paragraph-rsid="000c41bf"/>
    </style:style>
    <style:style style:name="P9" style:family="paragraph" style:parent-style-name="Standard">
      <style:text-properties officeooo:rsid="000d1a24" officeooo:paragraph-rsid="000d1a24"/>
    </style:style>
    <style:style style:name="P10" style:family="paragraph" style:parent-style-name="Standard">
      <style:text-properties officeooo:rsid="000e1de9" officeooo:paragraph-rsid="000e1de9"/>
    </style:style>
    <style:style style:name="P11" style:family="paragraph" style:parent-style-name="Standard">
      <style:text-properties officeooo:rsid="000fc015" officeooo:paragraph-rsid="000fc015"/>
    </style:style>
    <style:style style:name="P12" style:family="paragraph" style:parent-style-name="Standard">
      <style:text-properties officeooo:rsid="0010106f" officeooo:paragraph-rsid="0010106f"/>
    </style:style>
    <style:style style:name="P13" style:family="paragraph" style:parent-style-name="Standard">
      <style:text-properties officeooo:rsid="0011b19c" officeooo:paragraph-rsid="0011b19c"/>
    </style:style>
    <style:style style:name="P14" style:family="paragraph" style:parent-style-name="Standard">
      <style:text-properties officeooo:rsid="0014d07b" officeooo:paragraph-rsid="0014d07b"/>
    </style:style>
    <style:style style:name="P15" style:family="paragraph" style:parent-style-name="Standard">
      <style:text-properties officeooo:rsid="0008090b" officeooo:paragraph-rsid="0008090b"/>
    </style:style>
    <style:style style:name="P16" style:family="paragraph" style:parent-style-name="Standard">
      <style:text-properties officeooo:rsid="000c41bf" officeooo:paragraph-rsid="00184ad7"/>
    </style:style>
    <style:style style:name="P17" style:family="paragraph" style:parent-style-name="Standard">
      <style:text-properties officeooo:rsid="00184ad7" officeooo:paragraph-rsid="00184ad7"/>
    </style:style>
    <style:style style:name="P18" style:family="paragraph" style:parent-style-name="Standard">
      <style:text-properties fo:font-weight="normal" officeooo:rsid="00184ad7" officeooo:paragraph-rsid="00184ad7" style:font-weight-asian="normal" style:font-weight-complex="normal"/>
    </style:style>
    <style:style style:name="P19" style:family="paragraph" style:parent-style-name="Standard">
      <style:text-properties fo:font-weight="bold" officeooo:rsid="0011b19c" officeooo:paragraph-rsid="0011b19c" style:font-weight-asian="bold" style:font-weight-complex="bold"/>
    </style:style>
    <style:style style:name="P20" style:family="paragraph" style:parent-style-name="Standard">
      <style:text-properties fo:font-weight="bold" officeooo:rsid="001331e9" officeooo:paragraph-rsid="001331e9" style:font-weight-asian="bold" style:font-weight-complex="bold"/>
    </style:style>
    <style:style style:name="T1" style:family="text">
      <style:text-properties officeooo:rsid="0008090b"/>
    </style:style>
    <style:style style:name="T2" style:family="text">
      <style:text-properties officeooo:rsid="000d1a24"/>
    </style:style>
    <style:style style:name="T3" style:family="text">
      <style:text-properties officeooo:rsid="000e1de9"/>
    </style:style>
    <style:style style:name="T4" style:family="text">
      <style:text-properties officeooo:rsid="0011b19c"/>
    </style:style>
    <style:style style:name="T5" style:family="text">
      <style:text-properties officeooo:rsid="001331e9"/>
    </style:style>
    <style:style style:name="T6" style:family="text">
      <style:text-properties officeooo:rsid="001616ea"/>
    </style:style>
    <style:style style:name="T7" style:family="text">
      <style:text-properties officeooo:rsid="00167973"/>
    </style:style>
    <style:style style:name="T8" style:family="text">
      <style:text-properties officeooo:rsid="0016df3b"/>
    </style:style>
    <style:style style:name="T9" style:family="text">
      <style:text-properties officeooo:rsid="001720b3"/>
    </style:style>
    <style:style style:name="T10"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angu..…</text:p>
      <text:p text:style-name="P3"/>
      <text:p text:style-name="P14">Tangu, tangu, tangu…...</text:p>
      <text:p text:style-name="P1">Naam, tangu,</text:p>
      <text:p text:style-name="P1">Yani tangu wewe hali yako ya maisha ibadilike, ukawa basi si wewe tena….</text:p>
      <text:p text:style-name="P1">Ukawa si wewe tunayejua tena…</text:p>
      <text:p text:style-name="P1"/>
      <text:p text:style-name="P1">Yani ndugu yangu tangu ulipofanikiwa, maisha yako yalibadilika,,naam ikawa ni furaha kwetu kama vile ilivyo kwako…..lakini mbona nawe ukabadilika?</text:p>
      <text:p text:style-name="P1">Nikabadilika vipi?</text:p>
      <text:p text:style-name="P1">Yani ndugu yangu ulipofanikiwa kimaisha, upendo wa awali haupo tena,,,,,</text:p>
      <text:p text:style-name="P1">Ule wandani tulokuwa nao hapo awali umeenda wapi….</text:p>
      <text:p text:style-name="P1">Tulikuwa tukishinda pamoja angaa siku moja kila wiki, kisha ukatutoka mara moja <text:span text:style-name="T6">kisirisasi mtutuni</text:span>, mbona?</text:p>
      <text:p text:style-name="P2">Wenzio twakuhitaji, labda umefikiria vibaya kwamba twahitaji kula nawe, la hasha, twahitaji tu uwepo wako,… Ya dunia yasitutenge ndugu yangu,,,<text:span text:style-name="T1">tupendane kama hapo awali. Usipate ukaja kuwa hayawani ukamwonea mwenzako haya uani.</text:span></text:p>
      <text:p text:style-name="P2"/>
      <text:p text:style-name="P15">Yani ndugu yangu tangu uokoke, wewe na sisi ni maji na mafuta, hatupatani kabisa.</text:p>
      <text:p text:style-name="P4">Yali ulipookoka tuligeuka tukawa ibilisi wakubwa, ambao unajuta kuhusiana nao,,</text:p>
      <text:p text:style-name="P4">Ulipookoka ndugu yangu, maisha yako yaligeuka, ni jambo zuri tena twafurahia kwa kubadilika kwako. Lakini ndugu yangu, mambo mengine siyo ndivyo mwenyezi mungu alikusudia,,,,</text:p>
      <text:p text:style-name="P4">Wewe siku hizi kucheka ni dhambi,,,,,</text:p>
      <text:p text:style-name="P4">kufanya utani ni makosa makubwa,,,,</text:p>
      <text:p text:style-name="P5">Neno “BURUDANI” <text:s/>kwako ni kosa ambalo halina msamaha….</text:p>
      <text:p text:style-name="P5">Kwako kutenga muda kwa ajili ya marafiki ni kumaliza muda kwa ajili ya safari yako kwenda mbinguni…</text:p>
      <text:p text:style-name="P5">Lakini nikuulize swali, si yesu mwenyewe alikuwemo humu duniani na kutufundisha jinsi ya kukaa na wenzetu,,,wawe walmeokoka au la, wawe wa<text:span text:style-name="T6">kubwa </text:span>kwa wadogo, wasomi na wasiosoma…</text:p>
      <text:p text:style-name="P6">Kwamba tuwapende wenzetu ndipo tuweze kumpenda yeye,</text:p>
      <text:p text:style-name="P6">Wale ambao hatujaokoka twakuhitaji sana zaidi ya unavyofikiria,,,,hatukuhitaji uwe mtenda dhambi mwenzetu, bali uje utueleze uzuri w<text:span text:style-name="T6">a </text:span>wokovu,,,ukuu wa huyu mungu unayemwabudu.</text:p>
      <text:p text:style-name="P6">Uje ukatueleze ni vipi uliwezakuokoka, huenda nasi tukafuata njia yako.</text:p>
      <text:p text:style-name="P6">Au wadhani nasi twafurahi tukiwa huku? Hatufurahi tukiwa katika hali ya kutookoka,,,,</text:p>
      <text:p text:style-name="P6">Ila inasikitisha tukiwaona kila wanaookoka wakijitenga nasi,, wanaingia katika dunia yao na kutuacha…. Wanageuka malaika humu duniani, wasokuwa na dhambi, Maisha ya hayana doa.</text:p>
      <text:p text:style-name="P7">Zaidi ya hapo <text:span text:style-name="T6">wamejipalia sheria zitufanyao watenda dhambi kudhani wokovu ni mateso bure,,</text:span></text:p>
      <text:p text:style-name="P8">kama vile eti</text:p>
      <text:p text:style-name="P8">Aliyeokoka hacheki ovyo, hahusiki katika mazungumzo fula<text:span text:style-name="T6">ni</text:span> hata kama ni ya kujenga, hafai kutamka maneno fulani….</text:p>
      <text:p text:style-name="P17">Kwenye bibilia, Waroma 12 mstari wa tisa na kumi, mwenyezi mungu asema, “P<text:span text:style-name="T10">ENDO LENU NA LISIWE NA UNAFIKI, LICHUKIENII LILILO OVU, MKIAMBATANA NA LILILO JEMA. KWE PENDO LA UNDUGU, MPENDANE NINYI KWA NINYI, KWA HESHIMA MKIWATANGULIZA WENZENU…</text:span></text:p>
      <text:p text:style-name="P18">Kisha mstari wa 16 wasema,,”<text:span text:style-name="T10">MPATANE NIA ZENU NINYI KWA NINYI. MSINIE YALIYO MAKUU LAKINI MKUBALI KUJIHUSISHA NA WALIO WANYONGE MSIWE WATU WA KUJIVUNIA AKILI.”</text:span></text:p>
      <text:p text:style-name="P16">Sikukosoi ndugu yangu kwa jinsi unavyoishi bali ni ombi langu tu kwako, mimi ‘AMBAYE <text:span text:style-name="T2">SI</text:span>JAOKOKA’….</text:p>
      <text:p text:style-name="P8"/>
      <text:p text:style-name="P8">Tangu….</text:p>
      <text:p text:style-name="P8">Yani ndugu yangu tangu ulipojiunga na chuo kikuu,,,,</text:p>
      <text:p text:style-name="P8"><text:soft-page-break/>Ukawa mtu tafauti, si tofauti kielimu bali katika uhusiano wako na sisi…</text:p>
      <text:p text:style-name="P8">Tangu ulipoenda chuo<text:span text:style-name="T6">ni</text:span> mwenzangu lugha ya mama, huongei, unapopiga simu mama hawezi kukuelewa kwa kingereza unachokiongea kizungu...eti yanihitaji mimi mdogo wako niwepo nijikakamue na kiingereze changu cha darasa la sita nimpakulie angaa maneno niliyoyaelewa <text:span text:style-name="T6">kutoka kwa unayoyasema</text:span>.</text:p>
      <text:p text:style-name="P8">Unapofunga shule na kuja kijijini <text:span text:style-name="T2">basi </text:span>ndo kizaazaa kamili,,<text:span text:style-name="T2">eti kazi hufanyi, zako usafi tu,,,</text:span></text:p>
      <text:p text:style-name="P9">Lini msomi akaenda shambani,,,</text:p>
      <text:p text:style-name="P9">Lini msomi akapika kwenye moshi utokao kwenya kuni…</text:p>
      <text:p text:style-name="P9">Lini msomi <text:span text:style-name="T3">akaamka mapema, tena kwenye baridi ya kijijini…</text:span></text:p>
      <text:p text:style-name="P10">Tangu lini msomi akanywa chai bila mkate, <text:span text:style-name="T7">tena mkate usopakwa siagi</text:span>….</text:p>
      <text:p text:style-name="P10">Tangu lini msomi akala mboga za kienyeji,,tena ale kwa sahani moja na watoto wadogo…</text:p>
      <text:p text:style-name="P11">“Msomi apewe heshima,” unavyo semema….</text:p>
      <text:p text:style-name="P11">Nikukumbushe ndugu yangu, ni juzi tu tumekuwa sote katika hizi shida,,,</text:p>
      <text:p text:style-name="P11">Ni juzi tumekuwa tukirauka kwenda shambani nawe, tena siyo shambani petu, bali pa bwana Tumbo huyu tajiri wa hapa juu ili tupate tonge la kutia mezani…</text:p>
      <text:p text:style-name="P11">Ila najua hayo ushasahau….</text:p>
      <text:p text:style-name="P11">Tena nikukumbushe,,,,hali uliyomo ndiyo yafanya tuwe hohe hahe jinsi tulivyo,,,</text:p>
      <text:p text:style-name="P11">Mama kajinyima ili uwe hivyo,<text:span text:style-name="T8">kajivua ili akuvishe,</text:span> ili nawe usome uje utunasue kutoka hali hii yetu…</text:p>
      <text:p text:style-name="P12">Lakini <text:span text:style-name="T9">ndugu </text:span>yangu nawe hebu tupe matumaini,,,,</text:p>
      <text:p text:style-name="P12">Mbona wamsumbua mama? Mbona viroja hivi vyote,,,,</text:p>
      <text:p text:style-name="P12">Uk’enda shule mama alikuwa kakuvalisha tena maridadi sana, umerudi dunia imekuvisha wakaa kibonzo….</text:p>
      <text:p text:style-name="P12">Kumbuka chuo kikuu siyo eti usahau maadili na kaida za nyumbani, kumbuka mwacha mila ni mtumwa……</text:p>
      <text:p text:style-name="P12">Ulivyobadilika ndugu yangu, hata na ndoto yangu ya kwenda chuo kikuu siku moja imeisha, <text:span text:style-name="T4">Maana kama ndo hivyo chuo chamfanyia mtu, basi sitaki kwenda…..</text:span></text:p>
      <text:p text:style-name="P13">Ila nasi ambao hatujafika tupe amani yetu, chuo ni jina tu, tusipoiona busara ulotoka nayo huko, hutufaidi, tuondiokee…..</text:p>
      <text:p text:style-name="P13"/>
      <text:p text:style-name="P13"/>
      <text:p text:style-name="P13">Ni baadhi ya mambo yanayotubadilisha. Mabadiliko ni mazuri, tena humfaidi mtu, lakini yakikutenga na uwapendao, yakikufanya uwe si binadamu tena bali kizuu kilicho hai…</text:p>
      <text:p text:style-name="P13">Hali yako ya kimaisha inapobadilika, chunga mambo yafuatayo yasije yakabadilika, <text:span text:style-name="T5">na kama ni kubadilika yabadilike kwa njia chanya, yani positive...</text:span>,,</text:p>
      <text:p text:style-name="P19">UPENDO KWA WENZAKO</text:p>
      <text:p text:style-name="P19">MAUMBILE YAKO</text:p>
      <text:p text:style-name="P19">HESHIMA YAKO KWA WENZAKO</text:p>
      <text:p text:style-name="P20">MTAZAMO WAKO KWA WENZAKO</text:p>
      <text:p text:style-name="P20">HISIA ZAKO KATIKA HALI ZOTE..</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1:12:59.135014311</meta:creation-date>
    <dc:date>2018-03-08T15:05:06.825077274</dc:date>
    <meta:editing-duration>PT50M58S</meta:editing-duration>
    <meta:editing-cycles>11</meta:editing-cycles>
    <meta:generator>LibreOffice/5.4.4.2$Linux_X86_64 LibreOffice_project/2524958677847fb3bb44820e40380acbe820f960</meta:generator>
    <meta:document-statistic meta:table-count="0" meta:image-count="0" meta:object-count="0" meta:page-count="2" meta:paragraph-count="59" meta:word-count="739" meta:character-count="5021" meta:non-whitespace-character-count="4340"/>
  </office:meta>
</office:document-meta>
</file>